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T3" style:family="text">
      <style:text-properties style:use-window-font-color="true" style:font-name="Calibri1" fo:font-size="11pt" style:text-underline-style="solid" style:text-underline-width="auto" style:text-underline-color="font-color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(</text:span><text:span text:style-name="T3">name,</text:span><text:span text:style-name="T1"> description, area_of_effect)</text:span></text:p>
      <text:p text:style-name="P2"><text:tab/>practice_exercice (#exercise_id, #practice_id)</text:p>
      <text:p text:style-name="P1"><text:span text:style-name="T1">practice (</text:span><text:span text:style-name="T2">id</text:span><text:span text:style-name="T1">, performance, date, place, duration, #sport_id, #profil_id)</text:span></text:p>
      <text:p text:style-name="P1"><text:span text:style-name="T1">sport (</text:span><text:span text:style-name="T3">name</text:span><text:span text:style-name="T1">)</text:span></text:p>
      <text:p text:style-name="P1"><text:span text:style-name="T1">profile (</text:span><text:span text:style-name="T2">id</text:span><text:span text:style-name="T1">, last_name, first_name, birthdate, gender, registration_date)</text:span></text:p>
      <text:p text:style-name="P2"><text:tab/>profil_sport(#sport_id, #profil_id)</text:p>
      <text:p text:style-name="P1"><text:span text:style-name="T1">physical_data (</text:span><text:span text:style-name="T2">id</text:span><text:span text:style-name="T1">, measure_date, weight, waist_size, hip_size, #profile_id)</text:span></text:p>
      <text:p text:style-name="P2">user (pseudo, password, #profile_i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8" meta:word-count="37" meta:character-count="395"/>
    <dc:date>2016-01-30T14:10:27.07</dc:date>
    <dc:creator>Rova </dc:creator>
    <meta:editing-duration>PT1M50S</meta:editing-duration>
    <meta:editing-cycles>1</meta:editing-cycles>
    <meta:generator>OpenOffice/4.1.1$Win32 OpenOffice.org_project/411m6$Build-9775</meta:generator>
  </office:meta>
</office:document-meta>
</file>